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text-properties officeooo:rsid="000ea8af" officeooo:paragraph-rsid="000ea8af"/>
    </style:style>
    <style:style style:name="T1" style:family="text">
      <style:text-properties fo:color="#c586c0"/>
    </style:style>
    <style:style style:name="T2" style:family="text">
      <style:text-properties fo:color="#ce9178"/>
    </style:style>
    <style:style style:name="T3" style:family="text">
      <style:text-properties fo:color="#9cdcfe"/>
    </style:style>
    <style:style style:name="T4" style:family="text">
      <style:text-properties fo:color="#569cd6"/>
    </style:style>
    <style:style style:name="T5" style:family="text">
      <style:text-properties fo:color="#dcdcaa"/>
    </style:style>
    <style:style style:name="T6" style:family="text">
      <style:text-properties fo:color="#808080"/>
    </style:style>
    <style:style style:name="T7" style:family="text">
      <style:text-properties fo:color="#4ec9b0"/>
    </style:style>
    <style:style style:name="T8" style:family="text">
      <style:text-properties fo:color="#6a99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/ import logo from './logo.svg';</text:p>
      <text:p text:style-name="P1"><text:span text:style-name="T1">import</text:span> <text:span text:style-name="T2">"./App.css"</text:span>;</text:p>
      <text:p text:style-name="P1"><text:span text:style-name="T1">import</text:span> <text:span text:style-name="T3">Greet</text:span> <text:span text:style-name="T1">from</text:span> <text:span text:style-name="T2">"./components/Greet"</text:span>;</text:p>
      <text:p text:style-name="P1"><text:span text:style-name="T1">import</text:span> <text:span text:style-name="T3">Hello</text:span> <text:span text:style-name="T1">from</text:span> <text:span text:style-name="T2">"./components/Hello"</text:span>;</text:p>
      <text:p text:style-name="P1"><text:span text:style-name="T1">import</text:span> <text:span text:style-name="T3">Welcome</text:span> <text:span text:style-name="T1">from</text:span> <text:span text:style-name="T2">"./components/Welcome"</text:span>;</text:p>
      <text:p text:style-name="P1"><text:span text:style-name="T1">import</text:span> <text:span text:style-name="T3">Hello2</text:span> <text:span text:style-name="T1">from</text:span> <text:span text:style-name="T2">"./components/Hello2"</text:span>;</text:p>
      <text:p text:style-name="P1"><text:span text:style-name="T1">import</text:span> <text:span text:style-name="T3">First</text:span> <text:span text:style-name="T1">from</text:span> <text:span text:style-name="T2">"./components/first"</text:span>;</text:p>
      <text:p text:style-name="P1"><text:span text:style-name="T1">import</text:span> <text:span text:style-name="T3">Second</text:span> <text:span text:style-name="T1">from</text:span> <text:span text:style-name="T2">"./components/second"</text:span>;</text:p>
      <text:p text:style-name="P1"><text:span text:style-name="T1">import</text:span> <text:span text:style-name="T3">Fourth</text:span> <text:span text:style-name="T1">from</text:span> <text:span text:style-name="T2">"./components/fourth"</text:span>;</text:p>
      <text:p text:style-name="P1"><text:span text:style-name="T1">import</text:span> <text:span text:style-name="T3">Eight</text:span> <text:span text:style-name="T1">from</text:span> <text:span text:style-name="T2">"./components/eight"</text:span>;</text:p>
      <text:p text:style-name="P1"><text:span text:style-name="T1">import</text:span> <text:span text:style-name="T3">Nine</text:span> <text:span text:style-name="T1">from</text:span> <text:span text:style-name="T2">"./components/nine"</text:span>;</text:p>
      <text:p text:style-name="P1"><text:span text:style-name="T1">import</text:span> <text:span text:style-name="T3">PropsPractice</text:span> <text:span text:style-name="T1">from</text:span> <text:span text:style-name="T2">"./components/PropsPractice"</text:span>;</text:p>
      <text:p text:style-name="P1"><text:span text:style-name="T1">import</text:span> <text:span text:style-name="T3">Propsnew</text:span> <text:span text:style-name="T1">from</text:span> <text:span text:style-name="T2">"./components/propsnew"</text:span>;</text:p>
      <text:p text:style-name="P1"><text:span text:style-name="T1">import</text:span> <text:span text:style-name="T3">Propsclassbased</text:span> <text:span text:style-name="T1">from</text:span> <text:span text:style-name="T2">"./components/propsclassbased"</text:span>;</text:p>
      <text:p text:style-name="P1"><text:span text:style-name="T1">import</text:span> <text:span text:style-name="T3">Statereact</text:span> <text:span text:style-name="T1">from</text:span> <text:span text:style-name="T2">"./components/statereact"</text:span>;</text:p>
      <text:p text:style-name="P3"/>
      <text:p text:style-name="P1"><text:span text:style-name="T4">function</text:span> <text:span text:style-name="T5">App</text:span>() {</text:p>
      <text:p text:style-name="P1"><text:span text:style-name="T1">return</text:span> (</text:p>
      <text:p text:style-name="P1"><text:span text:style-name="T6">&lt;</text:span><text:span text:style-name="T4">div</text:span> <text:span text:style-name="T3">className</text:span>=<text:span text:style-name="T2">"App"</text:span><text:span text:style-name="T6">&gt;</text:span></text:p>
      <text:p text:style-name="P1"><text:span text:style-name="T6">&lt;</text:span><text:span text:style-name="T7">Greet</text:span> <text:span text:style-name="T3">name</text:span>=<text:span text:style-name="T2">"Shubham"</text:span> <text:span text:style-name="T3">age</text:span>=<text:span text:style-name="T2">"15"</text:span><text:span text:style-name="T6">&gt;</text:span></text:p>
      <text:p text:style-name="P1"><text:span text:style-name="T6">&lt;</text:span><text:span text:style-name="T4">p</text:span><text:span text:style-name="T6">&gt;</text:span>Children Props created<text:span text:style-name="T6">&lt;/</text:span><text:span text:style-name="T4">p</text:span><text:span text:style-name="T6">&gt;</text:span></text:p>
      <text:p text:style-name="P1"><text:span text:style-name="T6">&lt;/</text:span><text:span text:style-name="T7">Greet</text:span><text:span text:style-name="T6">&gt;</text:span></text:p>
      <text:p text:style-name="P1"><text:span text:style-name="T6">&lt;</text:span><text:span text:style-name="T7">Greet</text:span> <text:span text:style-name="T3">name</text:span>=<text:span text:style-name="T2">"Aman"</text:span> <text:span text:style-name="T3">age</text:span>=<text:span text:style-name="T2">"25"</text:span><text:span text:style-name="T6">&gt;</text:span></text:p>
      <text:p text:style-name="P1"><text:span text:style-name="T6">&lt;</text:span><text:span text:style-name="T4">button</text:span><text:span text:style-name="T6">&gt;</text:span>Submit<text:span text:style-name="T6">&lt;/</text:span><text:span text:style-name="T4">button</text:span><text:span text:style-name="T6">&gt;</text:span></text:p>
      <text:p text:style-name="P1"><text:span text:style-name="T6">&lt;/</text:span><text:span text:style-name="T7">Greet</text:span><text:span text:style-name="T6">&gt;</text:span></text:p>
      <text:p text:style-name="P1"><text:span text:style-name="T6">&lt;</text:span><text:span text:style-name="T7">Greet</text:span> <text:span text:style-name="T3">name</text:span>=<text:span text:style-name="T2">"Parveen"</text:span> <text:span text:style-name="T3">age</text:span>=<text:span text:style-name="T2">"35"</text:span> <text:span text:style-name="T6">/&gt;</text:span></text:p>
      <text:p text:style-name="P1"><text:span text:style-name="T6">&lt;</text:span><text:span text:style-name="T7">Greet</text:span> <text:span text:style-name="T3">name</text:span>=<text:span text:style-name="T2">"mayank"</text:span> <text:span text:style-name="T3">age</text:span>=<text:span text:style-name="T2">"45"</text:span><text:span text:style-name="T6">&gt;</text:span></text:p>
      <text:p text:style-name="P1"><text:span text:style-name="T6">&lt;</text:span><text:span text:style-name="T4">button</text:span><text:span text:style-name="T6">&gt;</text:span>Submit<text:span text:style-name="T6">&lt;/</text:span><text:span text:style-name="T4">button</text:span><text:span text:style-name="T6">&gt;</text:span></text:p>
      <text:p text:style-name="P1"><text:span text:style-name="T6">&lt;/</text:span><text:span text:style-name="T7">Greet</text:span><text:span text:style-name="T6">&gt;</text:span></text:p>
      <text:p text:style-name="P1"><text:span text:style-name="T6">&lt;</text:span><text:span text:style-name="T7">Welcome</text:span> <text:span text:style-name="T3">name</text:span>=<text:span text:style-name="T2">"Shubham"</text:span> <text:span text:style-name="T3">age</text:span>=<text:span text:style-name="T2">"15"</text:span> <text:span text:style-name="T6">/&gt;</text:span></text:p>
      <text:p text:style-name="P1"><text:span text:style-name="T6">&lt;</text:span><text:span text:style-name="T7">Welcome</text:span> <text:span text:style-name="T3">name</text:span>=<text:span text:style-name="T2">"Aman"</text:span> <text:span text:style-name="T3">age</text:span>=<text:span text:style-name="T2">"25"</text:span> <text:span text:style-name="T6">/&gt;</text:span></text:p>
      <text:p text:style-name="P1"><text:span text:style-name="T6">&lt;</text:span><text:span text:style-name="T7">Welcome</text:span> <text:span text:style-name="T3">name</text:span>=<text:span text:style-name="T2">"Parveen"</text:span> <text:span text:style-name="T3">age</text:span>=<text:span text:style-name="T2">"35"</text:span> <text:span text:style-name="T6">/&gt;</text:span></text:p>
      <text:p text:style-name="P1"><text:span text:style-name="T6">&lt;</text:span><text:span text:style-name="T7">Welcome</text:span> <text:span text:style-name="T3">name</text:span>=<text:span text:style-name="T2">"mayank"</text:span> <text:span text:style-name="T3">age</text:span>=<text:span text:style-name="T2">"45"</text:span> <text:span text:style-name="T6">/&gt;</text:span></text:p>
      <text:p text:style-name="P1"><text:span text:style-name="T6">&lt;</text:span><text:span text:style-name="T7">PropsPractice</text:span> <text:span text:style-name="T3">name</text:span>=<text:span text:style-name="T2">"shubham"</text:span> <text:span text:style-name="T3">passion</text:span>=<text:span text:style-name="T2">"coding"</text:span><text:span text:style-name="T6">&gt;</text:span></text:p>
      <text:p text:style-name="P1"><text:span text:style-name="T6">&lt;</text:span><text:span text:style-name="T4">p</text:span><text:span text:style-name="T6">&gt;</text:span>Its all about now<text:span text:style-name="T6">&lt;/</text:span><text:span text:style-name="T4">p</text:span><text:span text:style-name="T6">&gt;</text:span></text:p>
      <text:p text:style-name="P1"><text:span text:style-name="T6">&lt;/</text:span><text:span text:style-name="T7">PropsPractice</text:span><text:span text:style-name="T6">&gt;</text:span></text:p>
      <text:p text:style-name="P1"><text:span text:style-name="T6">&lt;</text:span><text:span text:style-name="T7">Propsnew</text:span> <text:span text:style-name="T3">name</text:span>=<text:span text:style-name="T2">"shubham"</text:span> <text:span text:style-name="T3">passion</text:span>=<text:span text:style-name="T2">"coding"</text:span><text:span text:style-name="T6">&gt;</text:span></text:p>
      <text:p text:style-name="P1"><text:span text:style-name="T6">&lt;</text:span><text:span text:style-name="T4">p</text:span><text:span text:style-name="T6">&gt;</text:span>Hello guys<text:span text:style-name="T6">&lt;/</text:span><text:span text:style-name="T4">p</text:span><text:span text:style-name="T6">&gt;</text:span></text:p>
      <text:p text:style-name="P1"><text:span text:style-name="T6">&lt;/</text:span><text:span text:style-name="T7">Propsnew</text:span><text:span text:style-name="T6">&gt;</text:span></text:p>
      <text:p text:style-name="P1"><text:span text:style-name="T6">&lt;</text:span><text:span text:style-name="T7">Propsclassbased</text:span> <text:span text:style-name="T3">name</text:span>=<text:span text:style-name="T2">"mannu"</text:span> <text:span text:style-name="T3">profession</text:span>=<text:span text:style-name="T2">"singer"</text:span><text:span text:style-name="T6">&gt;</text:span></text:p>
      <text:p text:style-name="P1"><text:span text:style-name="T6">&lt;</text:span><text:span text:style-name="T4">p</text:span><text:span text:style-name="T6">&gt;</text:span>This is children object of Props<text:span text:style-name="T6">&lt;/</text:span><text:span text:style-name="T4">p</text:span><text:span text:style-name="T6">&gt;</text:span></text:p>
      <text:p text:style-name="P1"><text:span text:style-name="T6">&lt;/</text:span><text:span text:style-name="T7">Propsclassbased</text:span><text:span text:style-name="T6">&gt;</text:span></text:p>
      <text:p text:style-name="P1"><text:span text:style-name="T6">&lt;</text:span><text:span text:style-name="T7">Statereact</text:span> <text:span text:style-name="T6">/&gt;</text:span></text:p>
      <text:p text:style-name="P3"/>
      <text:p text:style-name="P1"><text:span text:style-name="T4">{</text:span><text:span text:style-name="T8">/* &lt;Hello /&gt;</text:span></text:p>
      <text:p text:style-name="P2">&lt;Hello2 /&gt;</text:p>
      <text:p text:style-name="P2">&lt;Welcome /&gt;</text:p>
      <text:p text:style-name="P2">&lt;First /&gt;</text:p>
      <text:p text:style-name="P1"><text:span text:style-name="T8">&lt;Second /&gt; */</text:span><text:span text:style-name="T4">}</text:span></text:p>
      <text:p text:style-name="P1"><text:span text:style-name="T4">{</text:span><text:span text:style-name="T8">/* &lt;Fourth /&gt;</text:span></text:p>
      <text:p text:style-name="P2">&lt;Hello2 /&gt;</text:p>
      <text:p text:style-name="P1"><text:soft-page-break/><text:span text:style-name="T8">&lt;Eight /&gt; */</text:span><text:span text:style-name="T4">}</text:span></text:p>
      <text:p text:style-name="P1"><text:span text:style-name="T4">{</text:span><text:span text:style-name="T8">/* &lt;Nine /&gt; */</text:span><text:span text:style-name="T4">}</text:span></text:p>
      <text:p text:style-name="P1"><text:span text:style-name="T6">&lt;/</text:span><text:span text:style-name="T4">div</text:span><text:span text:style-name="T6">&gt;</text:span></text:p>
      <text:p text:style-name="P1">);</text:p>
      <text:p text:style-name="P1">}</text:p>
      <text:p text:style-name="P3"/>
      <text:p text:style-name="P1"><text:span text:style-name="T1">export</text:span> <text:span text:style-name="T1">default</text:span> <text:span text:style-name="T5">App</text:span>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">&lt;</text:span><text:span text:style-name="T7">Greet</text:span> <text:span text:style-name="T3">name</text:span>=<text:span text:style-name="T2">"Shubham"</text:span> <text:span text:style-name="T3">age</text:span>=<text:span text:style-name="T2">"15"</text:span><text:span text:style-name="T6">&gt;</text:span></text:p>
      <text:p text:style-name="P1"><text:span text:style-name="T6">&lt;</text:span><text:span text:style-name="T4">p</text:span><text:span text:style-name="T6">&gt;</text:span>Children Props created<text:span text:style-name="T6">&lt;/</text:span><text:span text:style-name="T4">p</text:span><text:span text:style-name="T6">&gt;</text:span></text:p>
      <text:p text:style-name="P1"><text:span text:style-name="T6">&lt;/</text:span><text:span text:style-name="T7">Greet</text:span><text:span text:style-name="T6">&gt;</text:span></text:p>
      <text:p text:style-name="P1"><text:span text:style-name="T6">&lt;</text:span><text:span text:style-name="T7">Greet</text:span> <text:span text:style-name="T3">name</text:span>=<text:span text:style-name="T2">"Aman"</text:span> <text:span text:style-name="T3">age</text:span>=<text:span text:style-name="T2">"25"</text:span><text:span text:style-name="T6">&gt;</text:span></text:p>
      <text:p text:style-name="P1"><text:span text:style-name="T6">&lt;</text:span><text:span text:style-name="T4">button</text:span><text:span text:style-name="T6">&gt;</text:span>Submit<text:span text:style-name="T6">&lt;/</text:span><text:span text:style-name="T4">button</text:span><text:span text:style-name="T6">&gt;</text:span></text:p>
      <text:p text:style-name="P1"><text:span text:style-name="T6">&lt;/</text:span><text:span text:style-name="T7">Greet</text:span><text:span text:style-name="T6">&gt;</text:span></text:p>
      <text:p text:style-name="P1"><text:span text:style-name="T6">&lt;</text:span><text:span text:style-name="T7">Greet</text:span> <text:span text:style-name="T3">name</text:span>=<text:span text:style-name="T2">"Parveen"</text:span> <text:span text:style-name="T3">age</text:span>=<text:span text:style-name="T2">"35"</text:span> <text:span text:style-name="T6">/&gt;</text:span></text:p>
      <text:p text:style-name="P1"><text:span text:style-name="T6">&lt;</text:span><text:span text:style-name="T7">Greet</text:span> <text:span text:style-name="T3">name</text:span>=<text:span text:style-name="T2">"mayank"</text:span> <text:span text:style-name="T3">age</text:span>=<text:span text:style-name="T2">"45"</text:span><text:span text:style-name="T6">&gt;</text:span></text:p>
      <text:p text:style-name="P1"><text:span text:style-name="T6">&lt;</text:span><text:span text:style-name="T4">button</text:span><text:span text:style-name="T6">&gt;</text:span>Submit<text:span text:style-name="T6">&lt;/</text:span><text:span text:style-name="T4">button</text:span><text:span text:style-name="T6">&gt;</text:span></text:p>
      <text:p text:style-name="P1"><text:span text:style-name="T6">&lt;/</text:span><text:span text:style-name="T7">Greet</text:span><text:span text:style-name="T6">&gt;</text:span></text:p>
      <text:p text:style-name="P1"><text:span text:style-name="T6">&lt;</text:span><text:span text:style-name="T7">Welcome</text:span> <text:span text:style-name="T3">name</text:span>=<text:span text:style-name="T2">"Shubham"</text:span> <text:span text:style-name="T3">age</text:span>=<text:span text:style-name="T2">"15"</text:span> <text:span text:style-name="T6">/&gt;</text:span></text:p>
      <text:p text:style-name="P1"><text:span text:style-name="T6">&lt;</text:span><text:span text:style-name="T7">Welcome</text:span> <text:span text:style-name="T3">name</text:span>=<text:span text:style-name="T2">"Aman"</text:span> <text:span text:style-name="T3">age</text:span>=<text:span text:style-name="T2">"25"</text:span> <text:span text:style-name="T6">/&gt;</text:span></text:p>
      <text:p text:style-name="P1"><text:span text:style-name="T6">&lt;</text:span><text:span text:style-name="T7">Welcome</text:span> <text:span text:style-name="T3">name</text:span>=<text:span text:style-name="T2">"Parveen"</text:span> <text:span text:style-name="T3">age</text:span>=<text:span text:style-name="T2">"35"</text:span> <text:span text:style-name="T6">/&gt;</text:span></text:p>
      <text:p text:style-name="P1"><text:span text:style-name="T6">&lt;</text:span><text:span text:style-name="T7">Welcome</text:span> <text:span text:style-name="T3">name</text:span>=<text:span text:style-name="T2">"mayank"</text:span> <text:span text:style-name="T3">age</text:span>=<text:span text:style-name="T2">"45"</text:span> <text:span text:style-name="T6">/&gt;</text:span></text:p>
      <text:p text:style-name="P1"><text:span text:style-name="T6">&lt;</text:span><text:span text:style-name="T7">PropsPractice</text:span> <text:span text:style-name="T3">name</text:span>=<text:span text:style-name="T2">"shubham"</text:span> <text:span text:style-name="T3">passion</text:span>=<text:span text:style-name="T2">"coding"</text:span><text:span text:style-name="T6">&gt;</text:span></text:p>
      <text:p text:style-name="P1"><text:span text:style-name="T6">&lt;</text:span><text:span text:style-name="T4">p</text:span><text:span text:style-name="T6">&gt;</text:span>Its all about now<text:span text:style-name="T6">&lt;/</text:span><text:span text:style-name="T4">p</text:span><text:span text:style-name="T6">&gt;</text:span></text:p>
      <text:p text:style-name="P1"><text:span text:style-name="T6">&lt;/</text:span><text:span text:style-name="T7">PropsPractice</text:span><text:span text:style-name="T6">&gt;</text:span></text:p>
      <text:p text:style-name="P1"><text:span text:style-name="T6">&lt;</text:span><text:span text:style-name="T7">Propsnew</text:span> <text:span text:style-name="T3">name</text:span>=<text:span text:style-name="T2">"shubham"</text:span> <text:span text:style-name="T3">passion</text:span>=<text:span text:style-name="T2">"coding"</text:span><text:span text:style-name="T6">&gt;</text:span></text:p>
      <text:p text:style-name="P1"><text:span text:style-name="T6">&lt;</text:span><text:span text:style-name="T4">p</text:span><text:span text:style-name="T6">&gt;</text:span>Hello guys<text:span text:style-name="T6">&lt;/</text:span><text:span text:style-name="T4">p</text:span><text:span text:style-name="T6">&gt;</text:span></text:p>
      <text:p text:style-name="P1"><text:span text:style-name="T6">&lt;/</text:span><text:span text:style-name="T7">Propsnew</text:span><text:span text:style-name="T6">&gt;</text:span></text:p>
      <text:p text:style-name="P1"><text:span text:style-name="T6">&lt;</text:span><text:span text:style-name="T7">Propsclassbased</text:span> <text:span text:style-name="T3">name</text:span>=<text:span text:style-name="T2">"mannu"</text:span> <text:span text:style-name="T3">profession</text:span>=<text:span text:style-name="T2">"singer"</text:span><text:span text:style-name="T6">&gt;</text:span></text:p>
      <text:p text:style-name="P1"><text:span text:style-name="T6">&lt;</text:span><text:span text:style-name="T4">p</text:span><text:span text:style-name="T6">&gt;</text:span>This is children object of Props<text:span text:style-name="T6">&lt;/</text:span><text:span text:style-name="T4">p</text:span><text:span text:style-name="T6">&gt;</text:span></text:p>
      <text:p text:style-name="P1"><text:span text:style-name="T6">&lt;/</text:span><text:span text:style-name="T7">Propsclassbased</text:span><text:span text:style-name="T6">&gt;</text:span></text:p>
      <text:p text:style-name="P1"><text:span text:style-name="T6">&lt;</text:span><text:span text:style-name="T7">Statereact</text:span> <text:span text:style-name="T6">/&gt;</text:span></text:p>
      <text:p text:style-name="P1"/>
      <text:p text:style-name="P1"/>
      <text:p text:style-name="Standard"/>
      <text:p text:style-name="P1"><text:soft-page-break/><text:span text:style-name="T4">{</text:span><text:span text:style-name="T8">/* &lt;Hello /&gt;</text:span></text:p>
      <text:p text:style-name="P2">&lt;Hello2 /&gt;</text:p>
      <text:p text:style-name="P2">&lt;Welcome /&gt;</text:p>
      <text:p text:style-name="P2">&lt;First /&gt;</text:p>
      <text:p text:style-name="P1"><text:span text:style-name="T8">&lt;Second /&gt; */</text:span><text:span text:style-name="T4">}</text:span></text:p>
      <text:p text:style-name="P1"><text:span text:style-name="T4">{</text:span><text:span text:style-name="T8">/* &lt;Fourth /&gt;</text:span></text:p>
      <text:p text:style-name="P2">&lt;Hello2 /&gt;</text:p>
      <text:p text:style-name="P1"><text:span text:style-name="T8">&lt;Eight /&gt; */</text:span><text:span text:style-name="T4">}</text:span></text:p>
      <text:p text:style-name="P1"><text:span text:style-name="T4">{</text:span><text:span text:style-name="T8">/* &lt;Nine /&gt; */</text:span><text:span text:style-name="T4">}</text:span></text:p>
      <text:p text:style-name="Standard"/>
      <text:p text:style-name="Standard"/>
      <text:p text:style-name="P4">RATN000011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4:22:52.337593036</meta:creation-date>
    <dc:date>2021-10-07T10:07:59.897912405</dc:date>
    <meta:editing-duration>PT5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89" meta:word-count="247" meta:character-count="2193" meta:non-whitespace-character-count="2035"/>
  </office:meta>
</office:document-meta>
</file>